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solid" draw:fill-color="#729fcf" draw:opacity="0%" draw:textarea-horizontal-align="justify" draw:textarea-vertical-align="top" draw:auto-grow-height="false" fo:min-height="8.05cm" fo:min-width="12.626cm" fo:padding-top="0.142cm" fo:padding-bottom="0.142cm" fo:padding-left="0.267cm" fo:padding-right="0.267cm" draw:shadow="hidden" draw:shadow-offset-x="0.203cm" draw:shadow-offset-y="0.203cm" draw:shadow-color="#808080"/>
    </style:style>
    <style:style style:name="gr2" style:family="graphic" style:parent-style-name="standard" style:list-style-name="L1">
      <style:graphic-properties draw:stroke="solid" draw:stroke-dash="Dashed_20__28_var_29__20_4" svg:stroke-width="0.028cm" svg:stroke-color="#1b1b1b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top" draw:auto-grow-height="false" fo:min-height="5.588cm" fo:min-width="3.858cm" fo:padding-top="0.139cm" fo:padding-bottom="0.139cm" fo:padding-left="0.264cm" fo:padding-right="0.264cm" draw:shadow="hidden" draw:shadow-offset-x="0.203cm" draw:shadow-offset-y="0.203cm" draw:shadow-color="#808080"/>
    </style:style>
    <style:style style:name="gr3" style:family="graphic" style:parent-style-name="standard" style:list-style-name="L1">
      <style:graphic-properties draw:stroke="solid" draw:stroke-dash="Dashed_20__28_var_29__20_4" svg:stroke-width="0.028cm" svg:stroke-color="#1b1b1b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top" draw:auto-grow-height="false" fo:min-height="5.588cm" fo:min-width="0.898cm" fo:padding-top="0.139cm" fo:padding-bottom="0.139cm" fo:padding-left="0.264cm" fo:padding-right="0.264cm" draw:shadow="hidden" draw:shadow-offset-x="0.203cm" draw:shadow-offset-y="0.203cm" draw:shadow-color="#808080"/>
    </style:style>
    <style:style style:name="gr4" style:family="graphic" style:parent-style-name="standard" style:list-style-name="L1">
      <style:graphic-properties draw:stroke="solid" draw:stroke-dash="Dashed_20__28_var_29__20_4" svg:stroke-width="0.028cm" svg:stroke-color="#1b1b1b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top" draw:auto-grow-height="false" fo:min-height="5.588cm" fo:min-width="2.833cm" fo:padding-top="0.139cm" fo:padding-bottom="0.139cm" fo:padding-left="0.264cm" fo:padding-right="0.264cm" draw:shadow="hidden" draw:shadow-offset-x="0.203cm" draw:shadow-offset-y="0.203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1b1b1b" draw:marker-start="Arrow" draw:marker-start-width="0.279cm" draw:marker-start-center="false" draw:marker-end="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1b1b1b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7" style:family="graphic" style:parent-style-name="standard" style:list-style-name="L1">
      <style:graphic-properties draw:stroke="solid" draw:stroke-dash="Dashed_20__28_var_29__20_4" svg:stroke-width="0.018cm" svg:stroke-color="#1b1b1b" draw:marker-start="Arrow" draw:marker-start-width="0.227cm" draw:marker-start-center="false" draw:marker-end="" draw:marker-end-width="0.3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8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10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2cm" fo:padding-top="0.125cm" fo:padding-bottom="0.125cm" fo:padding-left="0.25cm" fo:padding-right="0.25cm" draw:shadow="hidden" draw:shadow-offset-x="0.203cm" draw:shadow-offset-y="0.203cm" draw:shadow-color="#808080"/>
    </style:style>
    <style:style style:name="gr11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12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203cm" draw:shadow-offset-y="0.203cm" draw:shadow-color="#808080"/>
    </style:style>
    <style:style style:name="gr13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203cm" draw:shadow-offset-y="0.203cm" draw:shadow-color="#808080"/>
    </style:style>
    <style:style style:name="gr14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3465a4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cm" svg:stroke-color="#3465a4" draw:marker-start="Arrow" draw:marker-start-width="0.2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solid" draw:fill-color="#729fcf" draw:opacity="0%" draw:textarea-horizontal-align="justify" draw:textarea-vertical-align="top" draw:auto-grow-height="false" fo:min-height="8.098cm" fo:min-width="8.483cm" fo:padding-top="0.142cm" fo:padding-bottom="0.142cm" fo:padding-left="0.267cm" fo:padding-right="0.267cm" draw:shadow="hidden" draw:shadow-offset-x="0.203cm" draw:shadow-offset-y="0.203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893cm" fo:min-width="0.77cm" fo:padding-top="0.125cm" fo:padding-bottom="0.125cm" fo:padding-left="0.25cm" fo:padding-right="0.25cm" draw:shadow="hidden" draw:shadow-offset-x="0.203cm" draw:shadow-offset-y="0.203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893cm" fo:min-width="0.643cm" fo:padding-top="0.125cm" fo:padding-bottom="0.125cm" fo:padding-left="0.25cm" fo:padding-right="0.25cm" draw:shadow="hidden" draw:shadow-offset-x="0.203cm" draw:shadow-offset-y="0.203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796cm" fo:min-width="0.615cm" fo:padding-top="0.125cm" fo:padding-bottom="0.125cm" fo:padding-left="0.25cm" fo:padding-right="0.25cm" draw:shadow="hidden" draw:shadow-offset-x="0.203cm" draw:shadow-offset-y="0.203cm" draw:shadow-color="#808080"/>
    </style:style>
    <style:style style:name="gr22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796cm" fo:min-width="0.615cm" fo:padding-top="0.125cm" fo:padding-bottom="0.125cm" fo:padding-left="0.25cm" fo:padding-right="0.25cm" draw:shadow="hidden" draw:shadow-offset-x="0.203cm" draw:shadow-offset-y="0.203cm" draw:shadow-color="#808080"/>
    </style:style>
    <style:style style:name="gr23" style:family="graphic" style:parent-style-name="standard" style:list-style-name="L1">
      <style:graphic-properties draw:stroke="solid" draw:stroke-dash="Dashed_20__28_var_29__20_4" svg:stroke-width="0cm" svg:stroke-color="#1b1b1b" draw:marker-start="Arrow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5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7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8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018cm" svg:stroke-color="#1b1b1b" draw:marker-start="Arrow" draw:marker-start-width="0.227cm" draw:marker-start-center="false" draw:marker-end="" draw:marker-end-width="0.3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31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2cm" fo:padding-top="0.125cm" fo:padding-bottom="0.125cm" fo:padding-left="0.25cm" fo:padding-right="0.25cm" draw:shadow="hidden" draw:shadow-offset-x="0.203cm" draw:shadow-offset-y="0.203cm" draw:shadow-color="#808080"/>
    </style:style>
    <style:style style:name="gr32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33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34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2cm" fo:padding-top="0.125cm" fo:padding-bottom="0.125cm" fo:padding-left="0.25cm" fo:padding-right="0.25cm" draw:shadow="hidden" draw:shadow-offset-x="0.203cm" draw:shadow-offset-y="0.203cm" draw:shadow-color="#808080"/>
    </style:style>
    <style:style style:name="gr35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2cm" fo:padding-top="0.125cm" fo:padding-bottom="0.125cm" fo:padding-left="0.25cm" fo:padding-right="0.25cm" draw:shadow="hidden" draw:shadow-offset-x="0.203cm" draw:shadow-offset-y="0.203cm" draw:shadow-color="#808080"/>
    </style:style>
    <style:style style:name="gr36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1b1b1b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1b1b1b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40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1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2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3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4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draw:shadow="hidden" draw:shadow-offset-x="0.203cm" draw:shadow-offset-y="0.203cm" draw:shadow-color="#808080"/>
    </style:style>
    <style:style style:name="gr45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6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47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08cm" fo:padding-top="0.125cm" fo:padding-bottom="0.125cm" fo:padding-left="0.25cm" fo:padding-right="0.25cm" draw:shadow="hidden" draw:shadow-offset-x="0.203cm" draw:shadow-offset-y="0.203cm" draw:shadow-color="#808080"/>
    </style:style>
    <style:style style:name="gr48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77cm" fo:padding-top="0.125cm" fo:padding-bottom="0.125cm" fo:padding-left="0.25cm" fo:padding-right="0.25cm" draw:shadow="hidden" draw:shadow-offset-x="0.203cm" draw:shadow-offset-y="0.203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cm" svg:stroke-color="#1b1b1b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3.306cm" fo:min-width="0.543cm" fo:padding-top="0.125cm" fo:padding-bottom="0.125cm" fo:padding-left="0.25cm" fo:padding-right="0.25cm" draw:shadow="hidden" draw:shadow-offset-x="0.203cm" draw:shadow-offset-y="0.203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0.068cm" fo:min-width="0.008cm" fo:padding-top="0.125cm" fo:padding-bottom="0.125cm" fo:padding-left="0.25cm" fo:padding-right="0.25cm" draw:shadow="hidden" draw:shadow-offset-x="0.203cm" draw:shadow-offset-y="0.203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28cm" svg:stroke-color="#1b1b1b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top" draw:auto-grow-height="false" fo:min-height="2.37cm" fo:min-width="2.111cm" fo:padding-top="0.139cm" fo:padding-bottom="0.139cm" fo:padding-left="0.264cm" fo:padding-right="0.264cm" draw:shadow="hidden" draw:shadow-offset-x="0.203cm" draw:shadow-offset-y="0.203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18cm" svg:stroke-color="#1b1b1b" draw:marker-start="" draw:marker-start-width="0.227cm" draw:marker-start-center="false" draw:marker-end="Arrow" draw:marker-end-width="0.327cm" draw:marker-end-center="false" draw:fill="solid" draw:fill-color="#729fcf" draw:textarea-horizontal-align="justify" draw:textarea-vertical-align="top" fo:padding-top="0.134cm" fo:padding-bottom="0.134cm" fo:padding-left="0.259cm" fo:padding-right="0.259cm" draw:shadow="hidden" draw:shadow-offset-x="0.203cm" draw:shadow-offset-y="0.203cm" draw:shadow-color="#808080"/>
    </style:style>
    <style:style style:name="gr53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03cm" draw:shadow-offset-y="0.203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1b1b1b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55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03cm" draw:shadow-offset-y="0.203cm" draw:shadow-color="#808080"/>
    </style:style>
    <style:style style:name="gr56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5.338cm" fo:padding-top="0.125cm" fo:padding-bottom="0.125cm" fo:padding-left="0.25cm" fo:padding-right="0.25cm" draw:shadow="hidden" draw:shadow-offset-x="0.203cm" draw:shadow-offset-y="0.203cm" draw:shadow-color="#808080"/>
    </style:style>
    <style:style style:name="gr57" style:family="graphic" style:parent-style-name="standard" style:list-style-name="L1">
      <style:graphic-properties draw:stroke="solid" draw:stroke-dash="Dashed_20__28_var_29__20_4" svg:stroke-width="0.018cm" svg:stroke-color="#1b1b1b" draw:marker-start="" draw:marker-start-width="0.227cm" draw:marker-start-center="false" draw:marker-end="Arrow" draw:marker-end-width="0.3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58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203cm" draw:shadow-offset-y="0.203cm" draw:shadow-color="#808080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1b1b1b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60" style:family="graphic" style:parent-style-name="standard" style:list-style-name="L1">
      <style:graphic-properties draw:stroke="solid" draw:stroke-dash="Dashed_20__28_var_29__20_4" svg:stroke-width="0.018cm" svg:stroke-color="#1b1b1b" draw:marker-start="" draw:marker-start-width="0.227cm" draw:marker-start-center="false" draw:marker-end="Arrow" draw:marker-end-width="0.3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61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03cm" draw:shadow-offset-y="0.203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838cm" fo:min-width="0.77cm" fo:padding-top="0.125cm" fo:padding-bottom="0.125cm" fo:padding-left="0.25cm" fo:padding-right="0.25cm" draw:shadow="hidden" draw:shadow-offset-x="0.203cm" draw:shadow-offset-y="0.203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1b1b1b" draw:marker-start="Arrow" draw:marker-start-width="0.279cm" draw:marker-start-center="false" draw:marker-end="" draw:marker-end-width="0.3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03cm" draw:shadow-offset-y="0.203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top" draw:auto-grow-height="false" fo:min-height="0.838cm" fo:min-width="0.77cm" fo:padding-top="0.125cm" fo:padding-bottom="0.125cm" fo:padding-left="0.25cm" fo:padding-right="0.25cm" draw:shadow="hidden" draw:shadow-offset-x="0.203cm" draw:shadow-offset-y="0.203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18cm" svg:stroke-color="#1b1b1b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66" style:family="graphic" style:parent-style-name="standard" style:list-style-name="L1">
      <style:graphic-properties draw:stroke="solid" draw:stroke-dash="Dashed_20__28_var_29__20_4" svg:stroke-width="0.018cm" svg:stroke-color="#1b1b1b" draw:marker-start="" draw:marker-start-width="0.227cm" draw:marker-start-center="false" draw:marker-end="Symmetric_20_Arrow" draw:marker-end-width="0.3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03cm" draw:shadow-offset-y="0.203cm" draw:shadow-color="#808080"/>
    </style:style>
    <style:style style:name="gr67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203cm" draw:shadow-offset-y="0.203cm" draw:shadow-color="#808080"/>
    </style:style>
    <style:style style:name="gr68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gr69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76cm" fo:padding-top="0.125cm" fo:padding-bottom="0.125cm" fo:padding-left="0.25cm" fo:padding-right="0.25cm" draw:shadow="hidden" draw:shadow-offset-x="0.203cm" draw:shadow-offset-y="0.203cm" draw:shadow-color="#808080"/>
    </style:style>
    <style:style style:name="gr70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.102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729fcf"/>
      <style:paragraph-properties fo:margin-left="0.102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.102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 draw:fill-color="#ffffff"/>
      <style:paragraph-properties fo:margin-left="0.102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16cm" svg:height="8.334cm" svg:x="3.559cm" svg:y="1.882cm">
          <text:p text:style-name="P1"><text:span text:style-name="T1">S</text:span><text:span text:style-name="T1">y</text:span><text:span text:style-name="T1">n</text:span><text:span text:style-name="T1">c</text:span><text:span text:style-name="T1">hr</text:span><text:span text:style-name="T1">o</text:span><text:span text:style-name="T1">n</text:span><text:span text:style-name="T1">o</text:span><text:span text:style-name="T1">u</text:span><text:span text:style-name="T1">s </text:span><text:span text:style-name="T1">FI</text:span><text:span text:style-name="T1">F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86cm" svg:height="5.866cm" draw:transform="skewX (-0.011693705988362) rotate (-0.011519173063163) translate (7.288cm 3.611cm)">
          <text:p text:style-name="P1"><text:span text:style-name="T1">SRAM</text:span></text:p>
          <text:p text:style-name="P1"><text:span text:style-name="T2">Write </text:span><text:span text:style-name="T2"><text:tab/></text:span><text:span text:style-name="T2"><text:tab/></text:span><text:span text:style-name="T2"> <text:s text:c="7"/></text:span><text:span text:style-name="T2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26cm" svg:height="5.866cm" svg:x="4.766cm" svg:y="3.636cm">
          <text:p text:style-name="P3"><text:span text:style-name="T3">Writ</text:span><text:span text:style-name="T3">e</text:span></text:p>
          <text:p text:style-name="P3"><text:span text:style-name="T3">Con</text:span><text:span text:style-name="T3">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61cm" svg:height="5.866cm" svg:x="12.771cm" svg:y="3.636cm">
          <text:p text:style-name="P3"><text:span text:style-name="T3">Rea</text:span><text:span text:style-name="T3">d </text:span><text:span text:style-name="T3">Cont</text:span><text:span text:style-name="T3">rol &amp;</text:span></text:p>
          <text:p text:style-name="P3"><text:span text:style-name="T3">Pre-</text:span><text:span text:style-name="T3">Fetc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687cm" svg:y1="8.686cm" svg:x2="12.784cm" svg:y2="8.686cm">
          <text:p text:style-name="P5"><text:span text:style-name="T4"/></text:p>
          <text:p text:style-name="P5"><text:span text:style-name="T4"><text:tab/></text:span></text:p>
          <text:p text:style-name="P5"><text:span text:style-name="T4"><text:tab/></text:span></text:p>
        </draw:line>
        <draw:line draw:style-name="gr6" draw:text-style-name="P8" draw:layer="layout" svg:x1="11.674cm" svg:y1="6.58cm" svg:x2="12.771cm" svg:y2="6.58cm">
          <text:p text:style-name="P7"><text:span text:style-name="T4"/></text:p>
          <text:p text:style-name="P7"><text:span text:style-name="T4"/></text:p>
        </draw:line>
        <draw:line draw:style-name="gr7" draw:text-style-name="P6" draw:layer="layout" svg:x1="11.69cm" svg:y1="5.923cm" svg:x2="12.787cm" svg:y2="5.923cm">
          <text:p/>
        </draw:line>
        <draw:frame draw:style-name="gr8" draw:text-style-name="P10" draw:layer="layout" svg:width="1.143cm" svg:height="0.569cm" svg:x="10.771cm" svg:y="5.638cm">
          <draw:text-box>
            <text:p text:style-name="P9"><text:span text:style-name="T4">cs_</text:span><text:span text:style-name="T4">b</text:span></text:p>
          </draw:text-box>
        </draw:frame>
        <draw:frame draw:style-name="gr9" draw:text-style-name="P10" draw:layer="layout" svg:width="1.824cm" svg:height="0.569cm" svg:x="10.236cm" svg:y="6.338cm">
          <draw:text-box>
            <text:p text:style-name="P9"><text:span text:style-name="T4">dat</text:span><text:span text:style-name="T4">a_o</text:span><text:span text:style-name="T4">ut</text:span></text:p>
          </draw:text-box>
        </draw:frame>
        <draw:frame draw:style-name="gr10" draw:text-style-name="P10" draw:layer="layout" svg:width="1.708cm" svg:height="0.57cm" svg:x="10.263cm" svg:y="7.027cm">
          <draw:text-box>
            <text:p text:style-name="P9"><text:span text:style-name="T4">wr_en_b</text:span></text:p>
          </draw:text-box>
        </draw:frame>
        <draw:frame draw:style-name="gr11" draw:text-style-name="P10" draw:layer="layout" svg:width="1.476cm" svg:height="0.569cm" svg:x="10.417cm" svg:y="4.932cm">
          <draw:text-box>
            <text:p text:style-name="P9"><text:span text:style-name="T4">data_in</text:span></text:p>
          </draw:text-box>
        </draw:frame>
        <draw:frame draw:style-name="gr12" draw:text-style-name="P12" draw:layer="layout" svg:width="2.342cm" svg:height="0.622cm" svg:x="12.547cm" svg:y="6.975cm">
          <draw:text-box>
            <text:p text:style-name="P11"><text:span text:style-name="T4">pre_f</text:span><text:span text:style-name="T4">etch</text:span></text:p>
          </draw:text-box>
        </draw:frame>
        <draw:frame draw:style-name="gr13" draw:text-style-name="P12" draw:layer="layout" svg:width="2.469cm" svg:height="0.596cm" svg:x="12.547cm" svg:y="6.212cm">
          <draw:text-box>
            <text:p text:style-name="P11"><text:span text:style-name="T4">pre_read</text:span><text:span text:style-name="T4">_data</text:span></text:p>
          </draw:text-box>
        </draw:frame>
        <draw:frame draw:style-name="gr14" draw:text-style-name="P12" draw:layer="layout" svg:width="1.397cm" svg:height="0.569cm" svg:x="12.557cm" svg:y="5.622cm">
          <draw:text-box>
            <text:p text:style-name="P11"><text:span text:style-name="T4">cs_b</text:span></text:p>
          </draw:text-box>
        </draw:frame>
        <draw:line draw:style-name="gr15" draw:text-style-name="P8" draw:layer="layout" svg:x1="16.132cm" svg:y1="6.598cm" svg:x2="18.254cm" svg:y2="6.598cm">
          <text:p text:style-name="P7"><text:span text:style-name="T4"/></text:p>
          <text:p text:style-name="P7"><text:span text:style-name="T4"/></text:p>
          <text:p text:style-name="P7"><text:span text:style-name="T3"><text:s text:c="7"/></text:span><text:span text:style-name="T3">rd_dat</text:span><text:span text:style-name="T3">a</text:span></text:p>
        </draw:line>
        <draw:line draw:style-name="gr16" draw:text-style-name="P8" draw:layer="layout" svg:x1="16.132cm" svg:y1="7.611cm" svg:x2="18.254cm" svg:y2="7.611cm">
          <text:p text:style-name="P7"><text:span text:style-name="T4"/></text:p>
          <text:p text:style-name="P7"><text:span text:style-name="T4"/></text:p>
          <text:p text:style-name="P7"><text:span text:style-name="T3"><text:s text:c="8"/></text:span><text:span text:style-name="T3">read</text:span><text:span text:style-name="T3">_en</text:span></text:p>
        </draw:line>
        <draw:line draw:style-name="gr17" draw:text-style-name="P8" draw:layer="layout" svg:x1="16.132cm" svg:y1="8.726cm" svg:x2="18.291cm" svg:y2="8.726cm">
          <text:p text:style-name="P7"><text:span text:style-name="T4"/></text:p>
          <text:p text:style-name="P7"><text:span text:style-name="T4"/></text:p>
          <text:p text:style-name="P7"><text:span text:style-name="T3"><text:s text:c="4"/></text:span><text:span text:style-name="T3">empty</text:span></text:p>
        </draw:line>
        <draw:custom-shape draw:style-name="gr18" draw:text-style-name="P4" draw:layer="layout" svg:width="9.017cm" svg:height="8.382cm" svg:x="3.432cm" svg:y="11.407cm">
          <text:p text:style-name="P3"><text:span text:style-name="T3">Read Control &amp; Pre-Fetch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27cm" svg:height="1.143cm" svg:x="12.957cm" svg:y="8.105cm">
          <text:p text:style-name="P13"><text:span text:style-name="T4">Rd Ptr </text:span></text:p>
          <text:p text:style-name="P13"><text:span text:style-name="T4">Incr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143cm" svg:height="1.143cm" svg:x="14.735cm" svg:y="8.105cm">
          <text:p text:style-name="P15"><text:span text:style-name="T4">Empty</text:span></text:p>
          <text:p text:style-name="P15"><text:span text:style-name="T4">Logic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115cm" svg:height="1.046cm" svg:x="4.957cm" svg:y="6.805cm">
          <text:p text:style-name="P13"><text:span text:style-name="T4">Wr Ptr</text:span></text:p>
          <text:p text:style-name="P13"><text:span text:style-name="T4">Incr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115cm" svg:height="1.046cm" svg:x="4.948cm" svg:y="8.205cm">
          <text:p text:style-name="P13"><text:span text:style-name="T4">Full</text:span></text:p>
          <text:p text:style-name="P13"><text:span text:style-name="T4">Logic</text:span></text:p>
          <draw:enhanced-geometry svg:viewBox="0 0 21600 21600" draw:type="rectangle" draw:enhanced-path="M 0 0 L 21600 0 21600 21600 0 21600 0 0 Z N"/>
        </draw:custom-shape>
        <draw:line draw:style-name="gr23" draw:text-style-name="P17" draw:layer="layout" svg:x1="5.464cm" svg:y1="9.248cm" svg:x2="5.464cm" svg:y2="9.756cm">
          <text:p/>
        </draw:line>
        <draw:line draw:style-name="gr24" draw:text-style-name="P17" draw:layer="layout" svg:x1="4.321cm" svg:y1="10.01cm" svg:x2="15.37cm" svg:y2="10.01cm">
          <text:p/>
        </draw:line>
        <draw:line draw:style-name="gr25" draw:text-style-name="P17" draw:layer="layout" svg:x1="15.37cm" svg:y1="10.01cm" svg:x2="15.37cm" svg:y2="9.248cm">
          <text:p/>
        </draw:line>
        <draw:line draw:style-name="gr26" draw:text-style-name="P17" draw:layer="layout" svg:x1="4.956cm" svg:y1="7.37cm" svg:x2="4.321cm" svg:y2="7.37cm">
          <text:p/>
        </draw:line>
        <draw:line draw:style-name="gr27" draw:text-style-name="P17" draw:layer="layout" svg:x1="4.321cm" svg:y1="7.343cm" svg:x2="4.321cm" svg:y2="10.01cm">
          <text:p/>
        </draw:line>
        <draw:line draw:style-name="gr28" draw:text-style-name="P17" draw:layer="layout" svg:x1="5.464cm" svg:y1="9.756cm" svg:x2="13.592cm" svg:y2="9.756cm">
          <text:p/>
        </draw:line>
        <draw:line draw:style-name="gr29" draw:text-style-name="P17" draw:layer="layout" svg:x1="13.592cm" svg:y1="9.756cm" svg:x2="13.592cm" svg:y2="9.248cm">
          <text:p/>
        </draw:line>
        <draw:line draw:style-name="gr30" draw:text-style-name="P6" draw:layer="layout" svg:x1="11.679cm" svg:y1="7.28cm" svg:x2="12.776cm" svg:y2="7.28cm">
          <text:p text:style-name="P5"><text:span text:style-name="T4"/></text:p>
          <text:p text:style-name="P5"><text:span text:style-name="T4"><text:tab/></text:span></text:p>
          <text:p text:style-name="P5"><text:span text:style-name="T4"><text:tab/></text:span></text:p>
        </draw:line>
        <draw:frame draw:style-name="gr31" draw:text-style-name="P10" draw:layer="layout" svg:width="1.17cm" svg:height="0.57cm" svg:x="10.763cm" svg:y="8.127cm">
          <draw:text-box>
            <text:p text:style-name="P9"><text:span text:style-name="T4">addr</text:span></text:p>
          </draw:text-box>
        </draw:frame>
        <draw:frame draw:style-name="gr32" draw:text-style-name="P10" draw:layer="layout" svg:width="1.143cm" svg:height="0.569cm" svg:x="7.172cm" svg:y="5.692cm">
          <draw:text-box>
            <text:p text:style-name="P9"><text:span text:style-name="T4">cs_b</text:span></text:p>
          </draw:text-box>
        </draw:frame>
        <draw:frame draw:style-name="gr33" draw:text-style-name="P10" draw:layer="layout" svg:width="1.824cm" svg:height="0.569cm" svg:x="7.136cm" svg:y="6.339cm">
          <draw:text-box>
            <text:p text:style-name="P9"><text:span text:style-name="T4">data_in</text:span></text:p>
          </draw:text-box>
        </draw:frame>
        <draw:frame draw:style-name="gr34" draw:text-style-name="P10" draw:layer="layout" svg:width="1.708cm" svg:height="0.57cm" svg:x="7.163cm" svg:y="7.627cm">
          <draw:text-box>
            <text:p text:style-name="P9"><text:span text:style-name="T4">wr_en_b</text:span></text:p>
          </draw:text-box>
        </draw:frame>
        <draw:frame draw:style-name="gr35" draw:text-style-name="P10" draw:layer="layout" svg:width="1.17cm" svg:height="0.57cm" svg:x="7.163cm" svg:y="6.927cm">
          <draw:text-box>
            <text:p text:style-name="P9"><text:span text:style-name="T4">addr</text:span></text:p>
          </draw:text-box>
        </draw:frame>
        <draw:frame draw:style-name="gr36" draw:text-style-name="P10" draw:layer="layout" svg:width="1.649cm" svg:height="0.569cm" svg:x="7.117cm" svg:y="4.933cm">
          <draw:text-box>
            <text:p text:style-name="P9"><text:span text:style-name="T4">data_out</text:span></text:p>
          </draw:text-box>
        </draw:frame>
        <draw:line draw:style-name="gr37" draw:text-style-name="P17" draw:layer="layout" svg:x1="6.226cm" svg:y1="7.343cm" svg:x2="7.242cm" svg:y2="7.343cm">
          <text:p/>
        </draw:line>
        <draw:line draw:style-name="gr38" draw:text-style-name="P17" draw:layer="layout" svg:x1="6.226cm" svg:y1="7.943cm" svg:x2="7.242cm" svg:y2="7.943cm">
          <text:p/>
        </draw:line>
        <draw:line draw:style-name="gr39" draw:text-style-name="P17" draw:layer="layout" svg:x1="6.226cm" svg:y1="6.643cm" svg:x2="7.242cm" svg:y2="6.643cm">
          <text:p/>
        </draw:line>
        <draw:line draw:style-name="gr40" draw:text-style-name="P17" draw:layer="layout" svg:x1="6.226cm" svg:y1="6.043cm" svg:x2="7.242cm" svg:y2="6.043cm">
          <text:p/>
        </draw:line>
        <draw:line draw:style-name="gr41" draw:text-style-name="P18" draw:layer="layout" svg:x1="1.654cm" svg:y1="5.746cm" svg:x2="4.829cm" svg:y2="5.746cm">
          <text:p text:style-name="P7"><text:span text:style-name="T3"/></text:p>
          <text:p text:style-name="P7"><text:span text:style-name="T3">write_en</text:span></text:p>
        </draw:line>
        <draw:line draw:style-name="gr42" draw:text-style-name="P18" draw:layer="layout" svg:x1="4.956cm" svg:y1="8.74cm" svg:x2="1.527cm" svg:y2="8.74cm">
          <text:p/>
        </draw:line>
        <draw:line draw:style-name="gr43" draw:text-style-name="P18" draw:layer="layout" svg:x1="1.654cm" svg:y1="6.606cm" svg:x2="4.829cm" svg:y2="6.606cm">
          <text:p text:style-name="P7"><text:span text:style-name="T3"/></text:p>
          <text:p text:style-name="P7"><text:span text:style-name="T3">wr_data</text:span></text:p>
        </draw:line>
        <draw:frame draw:style-name="gr44" draw:text-style-name="P19" draw:layer="layout" svg:width="1.27cm" svg:height="0.725cm" svg:x="1.662cm" svg:y="8.767cm">
          <draw:text-box>
            <text:p text:style-name="P9"><text:span text:style-name="T3">full</text:span></text:p>
          </draw:text-box>
        </draw:frame>
        <draw:line draw:style-name="gr45" draw:text-style-name="P17" draw:layer="layout" svg:x1="1.781cm" svg:y1="2.39cm" svg:x2="3.559cm" svg:y2="2.39cm">
          <text:p/>
        </draw:line>
        <draw:line draw:style-name="gr46" draw:text-style-name="P17" draw:layer="layout" svg:x1="1.781cm" svg:y1="3.49cm" svg:x2="3.559cm" svg:y2="3.49cm">
          <text:p/>
        </draw:line>
        <draw:frame draw:style-name="gr47" draw:text-style-name="P19" draw:layer="layout" svg:width="1.713cm" svg:height="0.725cm" svg:x="1.7cm" svg:y="2.482cm">
          <draw:text-box>
            <text:p text:style-name="P9"><text:span text:style-name="T3">wr_clk</text:span></text:p>
          </draw:text-box>
        </draw:frame>
        <draw:frame draw:style-name="gr48" draw:text-style-name="P19" draw:layer="layout" svg:width="1.966cm" svg:height="0.827cm" svg:x="1.701cm" svg:y="3.583cm">
          <draw:text-box>
            <text:p text:style-name="P9"><text:span text:style-name="T3">wr_rstb</text:span></text:p>
          </draw:text-box>
        </draw:frame>
        <draw:custom-shape draw:style-name="gr49" draw:text-style-name="P14" draw:layer="layout" svg:width="1.043cm" svg:height="3.556cm" svg:x="11.052cm" svg:y="15.725cm">
          <text:p text:style-name="P13"><text:span text:style-name="T4">Pre</text:span></text:p>
          <text:p text:style-name="P13"><text:span text:style-name="T4">Fetch </text:span></text:p>
          <text:p text:style-name="P13"><text:span text:style-name="T4">Read </text:span></text:p>
          <text:p text:style-name="P13"><text:span text:style-name="T4">Buff</text:span></text:p>
          <text:p text:style-name="P13"><text:span text:style-name="T4">(PRB)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014cm" svg:height="0.635cm" svg:x="11.081cm" svg:y="18.622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1" draw:text-style-name="P14" draw:layer="layout" svg:width="2.639cm" svg:height="2.648cm" svg:x="4.857cm" svg:y="14.22cm">
          <text:p text:style-name="P13"><text:span text:style-name="T4">Pre-Fetch</text:span></text:p>
          <text:p text:style-name="P13"><text:span text:style-name="T4">Control FSM</text:span></text:p>
          <draw:enhanced-geometry svg:viewBox="0 0 21600 21600" draw:type="rectangle" draw:enhanced-path="M 0 0 L 21600 0 21600 21600 0 21600 0 0 Z N"/>
        </draw:custom-shape>
        <draw:line draw:style-name="gr52" draw:text-style-name="P8" draw:layer="layout" svg:x1="4.829cm" svg:y1="15.09cm" svg:x2="2.035cm" svg:y2="15.09cm">
          <text:p/>
        </draw:line>
        <draw:frame draw:style-name="gr53" draw:text-style-name="P10" draw:layer="layout" svg:width="1.651cm" svg:height="0.887cm" svg:x="1.654cm" svg:y="15.09cm">
          <draw:text-box>
            <text:p text:style-name="P9"><text:span text:style-name="T4">pre-fetch</text:span></text:p>
            <text:p text:style-name="P9"><text:span text:style-name="T4">read_en</text:span></text:p>
          </draw:text-box>
        </draw:frame>
        <draw:line draw:style-name="gr54" draw:text-style-name="P8" draw:layer="layout" svg:x1="2.061cm" svg:y1="18.014cm" svg:x2="11.052cm" svg:y2="18.014cm">
          <text:p text:style-name="P7"><text:span text:style-name="T4"/></text:p>
          <text:p text:style-name="P7"><text:span text:style-name="T4"/></text:p>
        </draw:line>
        <draw:frame draw:style-name="gr55" draw:text-style-name="P10" draw:layer="layout" svg:width="1.905cm" svg:height="0.569cm" svg:x="1.527cm" svg:y="17.979cm">
          <draw:text-box>
            <text:p text:style-name="P9"><text:span text:style-name="T4">read_data</text:span></text:p>
          </draw:text-box>
        </draw:frame>
        <draw:frame draw:style-name="gr56" draw:text-style-name="P21" draw:layer="layout" svg:width="11.557cm" svg:height="5.588cm" svg:x="14.989cm" svg:y="14.007cm">
          <draw:text-box>
            <text:p text:style-name="P9"><text:span text:style-name="T2">Pre-Fetch States:</text:span></text:p>
            <text:p text:style-name="P9"><text:span text:style-name="T2">Empty</text:span><text:span text:style-name="T2"><text:tab/></text:span><text:span text:style-name="T2"> <text:s text:c="3"/>: FIFO and PRB empty</text:span></text:p>
            <text:p text:style-name="P9"><text:span text:style-name="T2"><text:s text:c="4"/></text:span><text:span text:style-name="T2">FIFO is empty and there is no read request, so no pre-fetch</text:span></text:p>
            <text:p text:style-name="P9"><text:span text:style-name="T2"/></text:p>
            <text:p text:style-name="P9"><text:span text:style-name="T2">PreFetch <text:s/>: FIFO not empty, PRB empty</text:span></text:p>
            <text:p text:style-name="P9"><text:span text:style-name="T2"><text:s text:c="4"/></text:span><text:span text:style-name="T2">FIFO is not empty, pre-fetch buffer contains first read data</text:span></text:p>
            <text:p text:style-name="P9"><text:span text:style-name="T2"/></text:p>
            <text:p text:style-name="P9"><text:span text:style-name="T2">Flow</text:span><text:span text:style-name="T2"><text:tab/></text:span><text:span text:style-name="T2"> <text:s text:c="3"/>: FIFO and PRB not empty</text:span></text:p>
            <text:p text:style-name="P9"><text:span text:style-name="T2"><text:s text:c="4"/></text:span><text:span text:style-name="T2">Continuous read and pre-fetch state</text:span></text:p>
            <text:p text:style-name="P9"><text:span text:style-name="T2"/></text:p>
            <text:p text:style-name="P9"><text:span text:style-name="T2">Flush</text:span><text:span text:style-name="T2"><text:tab/></text:span><text:span text:style-name="T2"> <text:s text:c="3"/>: FIFO emtpy, PRB not empty</text:span></text:p>
            <text:p text:style-name="P9"><text:span text:style-name="T2"><text:s text:c="4"/></text:span><text:span text:style-name="T2">FIFO is empty, PRB contains the last read data</text:span></text:p>
          </draw:text-box>
        </draw:frame>
        <draw:line draw:style-name="gr57" draw:text-style-name="P8" draw:layer="layout" svg:x1="7.504cm" svg:y1="15.347cm" svg:x2="14.108cm" svg:y2="15.347cm">
          <text:p text:style-name="P7"><text:span text:style-name="T4"/></text:p>
          <text:p text:style-name="P7"><text:span text:style-name="T4"/></text:p>
          <text:p text:style-name="P7"><text:span text:style-name="T3"><text:s text:c="4"/></text:span></text:p>
        </draw:line>
        <draw:frame draw:style-name="gr58" draw:text-style-name="P10" draw:layer="layout" svg:width="1.778cm" svg:height="0.635cm" svg:x="12.322cm" svg:y="15.277cm">
          <draw:text-box>
            <text:p text:style-name="P9"><text:span text:style-name="T4">rd_empty</text:span></text:p>
          </draw:text-box>
        </draw:frame>
        <draw:line draw:style-name="gr59" draw:text-style-name="P8" draw:layer="layout" svg:x1="12.068cm" svg:y1="18.052cm" svg:x2="14.227cm" svg:y2="18.052cm">
          <text:p text:style-name="P7"><text:span text:style-name="T4"/></text:p>
          <text:p text:style-name="P7"><text:span text:style-name="T4"/></text:p>
          <text:p text:style-name="P7"><text:span text:style-name="T3"><text:s text:c="7"/></text:span><text:span text:style-name="T3">rd_data</text:span></text:p>
        </draw:line>
        <draw:line draw:style-name="gr60" draw:text-style-name="P8" draw:layer="layout" svg:x1="7.496cm" svg:y1="15.959cm" svg:x2="8.639cm" svg:y2="15.959cm">
          <text:p text:style-name="P7"><text:span text:style-name="T4"/></text:p>
          <text:p text:style-name="P7"><text:span text:style-name="T4"/></text:p>
          <text:p text:style-name="P7"><text:span text:style-name="T3"><text:s text:c="4"/></text:span></text:p>
        </draw:line>
        <draw:frame draw:style-name="gr61" draw:text-style-name="P10" draw:layer="layout" svg:width="2.413cm" svg:height="0.887cm" svg:x="7.35cm" svg:y="16.022cm">
          <draw:text-box>
            <text:p text:style-name="P9"><text:span text:style-name="T4">pre-fetch-ready</text:span></text:p>
          </draw:text-box>
        </draw:frame>
        <draw:custom-shape draw:style-name="gr62" draw:text-style-name="P14" draw:layer="layout" svg:width="1.27cm" svg:height="1.088cm" svg:x="4.829cm" svg:y="12.605cm">
          <text:p text:style-name="P13"><text:span text:style-name="T4">Rd Ptr </text:span></text:p>
          <text:p text:style-name="P13"><text:span text:style-name="T4">Incr</text:span></text:p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.035cm" svg:y1="13.058cm" svg:x2="4.829cm" svg:y2="13.058cm">
          <text:p text:style-name="P5"><text:span text:style-name="T4"/></text:p>
          <text:p text:style-name="P5"><text:span text:style-name="T4"><text:tab/></text:span></text:p>
          <text:p text:style-name="P5"><text:span text:style-name="T4"><text:tab/></text:span></text:p>
        </draw:line>
        <draw:custom-shape draw:style-name="gr64" draw:text-style-name="P14" draw:layer="layout" svg:width="1.27cm" svg:height="1.088cm" svg:x="7.496cm" svg:y="12.605cm">
          <text:p text:style-name="P13"><text:span text:style-name="T4">Pre-Fetc </text:span></text:p>
          <text:p text:style-name="P13"><text:span text:style-name="T4">Empty</text:span></text:p>
          <draw:enhanced-geometry svg:viewBox="0 0 21600 21600" draw:type="rectangle" draw:enhanced-path="M 0 0 L 21600 0 21600 21600 0 21600 0 0 Z N"/>
        </draw:custom-shape>
        <draw:line draw:style-name="gr65" draw:text-style-name="P17" draw:layer="layout" svg:x1="8.131cm" svg:y1="13.693cm" svg:x2="8.131cm" svg:y2="14.582cm">
          <text:p/>
        </draw:line>
        <draw:line draw:style-name="gr66" draw:text-style-name="P17" draw:layer="layout" svg:x1="8.131cm" svg:y1="14.563cm" svg:x2="7.496cm" svg:y2="14.563cm">
          <text:p/>
        </draw:line>
        <draw:frame draw:style-name="gr67" draw:text-style-name="P19" draw:layer="layout" svg:width="1.713cm" svg:height="0.749cm" svg:x="17.101cm" svg:y="2.483cm">
          <draw:text-box>
            <text:p text:style-name="P9"><text:span text:style-name="T3">rd_clk</text:span></text:p>
          </draw:text-box>
        </draw:frame>
        <draw:line draw:style-name="gr68" draw:text-style-name="P17" draw:layer="layout" svg:x1="18.684cm" svg:y1="2.457cm" svg:x2="16.741cm" svg:y2="2.457cm">
          <text:p/>
        </draw:line>
        <draw:frame draw:style-name="gr69" draw:text-style-name="P19" draw:layer="layout" svg:width="1.966cm" svg:height="0.826cm" svg:x="17.201cm" svg:y="3.784cm">
          <draw:text-box>
            <text:p text:style-name="P9"><text:span text:style-name="T3">rd_rstb</text:span></text:p>
          </draw:text-box>
        </draw:frame>
        <draw:line draw:style-name="gr70" draw:text-style-name="P17" draw:layer="layout" svg:x1="18.684cm" svg:y1="3.657cm" svg:x2="16.741cm" svg:y2="3.6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00:44:20.677998706</meta:creation-date>
    <meta:generator>LibreOffice/6.0.7.3$Linux_X86_64 LibreOffice_project/00m0$Build-3</meta:generator>
    <dc:date>2020-08-04T23:18:25.882568152</dc:date>
    <meta:editing-duration>PT4M38S</meta:editing-duration>
    <meta:editing-cycles>2</meta:editing-cycles>
    <meta:document-statistic meta:object-count="70"/>
  </office:meta>
</office:document-meta>
</file>